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rerequisites</text:p>
      <text:p text:style-name="Standard">*.d</text:p>
      <text:p text:style-name="Standard"/>
      <text:p text:style-name="Standard"># Compiled Object files</text:p>
      <text:p text:style-name="Standard">*.slo</text:p>
      <text:p text:style-name="Standard">*.lo</text:p>
      <text:p text:style-name="Standard">*.o</text:p>
      <text:p text:style-name="Standard">*.obj</text:p>
      <text:p text:style-name="Standard"/>
      <text:p text:style-name="Standard"># Precompiled Headers</text:p>
      <text:p text:style-name="Standard">*.gch</text:p>
      <text:p text:style-name="Standard">*.pch</text:p>
      <text:p text:style-name="Standard"/>
      <text:p text:style-name="Standard"># Compiled Dynamic libraries</text:p>
      <text:p text:style-name="Standard">*.so</text:p>
      <text:p text:style-name="Standard">*.dylib</text:p>
      <text:p text:style-name="Standard">*.dll</text:p>
      <text:p text:style-name="Standard"/>
      <text:p text:style-name="Standard"># Fortran module files</text:p>
      <text:p text:style-name="Standard">*.mod</text:p>
      <text:p text:style-name="Standard">*.smod</text:p>
      <text:p text:style-name="Standard"/>
      <text:p text:style-name="Standard"># Compiled Static libraries</text:p>
      <text:p text:style-name="Standard">*.lai</text:p>
      <text:p text:style-name="Standard">*.la</text:p>
      <text:p text:style-name="Standard">*.a</text:p>
      <text:p text:style-name="Standard">*.lib</text:p>
      <text:p text:style-name="Standard"/>
      <text:p text:style-name="Standard"># Executables</text:p>
      <text:p text:style-name="Standard">*.exe</text:p>
      <text:p text:style-name="Standard">*.out</text:p>
      <text:p text:style-name="Standard">*.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2:02:07.503582580</meta:creation-date>
    <dc:date>2018-10-24T22:02:40.646743248</dc:date>
    <meta:editing-duration>PT34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26" meta:word-count="42" meta:character-count="238" meta:non-whitespace-character-count="222"/>
  </office:meta>
</office:document-meta>
</file>